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 style:data-style-name="N107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7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number-columns-repeated="2" table:default-cell-style-name="ce9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épense</text:p>
          </table:table-cell>
          <table:table-cell table:style-name="ce6" office:value-type="string" calcext:value-type="string">
            <text:p>Gwenola</text:p>
          </table:table-cell>
          <table:table-cell table:style-name="ce6" office:value-type="string" calcext:value-type="string">
            <text:p>Régis</text:p>
          </table:table-cell>
          <table:table-cell table:style-name="ce10" table:number-columns-repeated="1021"/>
        </table:table-row>
        <table:table-row table:style-name="ro1">
          <table:table-cell table:style-name="ce2" office:value-type="string" calcext:value-type="string">
            <text:p>Harengs</text:p>
          </table:table-cell>
          <table:table-cell table:style-name="ce7"/>
          <table:table-cell table:style-name="ce7" office:value-type="currency" office:currency="EUR" office:value="10" calcext:value-type="currency">
            <text:p>10,0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7"/>
          <table:table-cell table:style-name="ce7" office:value-type="currency" office:currency="EUR" office:value="15.8" calcext:value-type="currency">
            <text:p>15,8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</text:p>
          </table:table-cell>
          <table:table-cell table:style-name="ce7"/>
          <table:table-cell table:style-name="ce7" office:value-type="currency" office:currency="EUR" office:value="21.5" calcext:value-type="currency">
            <text:p>21,5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au marie</text:p>
          </table:table-cell>
          <table:table-cell table:style-name="ce7"/>
          <table:table-cell table:style-name="ce7" office:value-type="currency" office:currency="EUR" office:value="65" calcext:value-type="currency">
            <text:p>65,0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7"/>
          <table:table-cell table:style-name="ce7" office:value-type="currency" office:currency="EUR" office:value="55.8" calcext:value-type="currency">
            <text:p>55,8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7" office:value-type="currency" office:currency="EUR" office:value="110.4" calcext:value-type="currency">
            <text:p>110,4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Jumbo</text:p>
          </table:table-cell>
          <table:table-cell table:style-name="ce7"/>
          <table:table-cell table:style-name="ce7" office:value-type="currency" office:currency="EUR" office:value="69.58" calcext:value-type="currency">
            <text:p>69,58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in</text:p>
          </table:table-cell>
          <table:table-cell table:style-name="ce7"/>
          <table:table-cell table:style-name="ce7" office:value-type="currency" office:currency="EUR" office:value="4.05" calcext:value-type="currency">
            <text:p>4,05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taurant</text:p>
          </table:table-cell>
          <table:table-cell table:style-name="ce7"/>
          <table:table-cell table:style-name="ce7" office:value-type="currency" office:currency="EUR" office:value="34.75" calcext:value-type="currency">
            <text:p>34,75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shing</text:p>
          </table:table-cell>
          <table:table-cell table:style-name="ce7"/>
          <table:table-cell table:style-name="ce7" office:value-type="currency" office:currency="EUR" office:value="21.12" calcext:value-type="currency">
            <text:p>21,12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mway</text:p>
          </table:table-cell>
          <table:table-cell table:style-name="ce7"/>
          <table:table-cell table:style-name="ce7" office:value-type="currency" office:currency="EUR" office:value="18" calcext:value-type="currency">
            <text:p>18,0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style-name="ce7"/>
          <table:table-cell table:style-name="ce7" office:value-type="currency" office:currency="EUR" office:value="4.55" calcext:value-type="currency">
            <text:p>4,55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ères</text:p>
          </table:table-cell>
          <table:table-cell table:style-name="ce7" office:value-type="currency" office:currency="EUR" office:value="23" calcext:value-type="currency">
            <text:p>23,0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bières</text:p>
          </table:table-cell>
          <table:table-cell table:style-name="ce7" office:value-type="currency" office:currency="EUR" office:value="11.7" calcext:value-type="currency">
            <text:p>11,7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bières</text:p>
          </table:table-cell>
          <table:table-cell table:style-name="ce7"/>
          <table:table-cell table:style-name="ce7" office:value-type="currency" office:currency="EUR" office:value="6.2" calcext:value-type="currency">
            <text:p>6,2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7" office:value-type="currency" office:currency="EUR" office:value="60.8" calcext:value-type="currency">
            <text:p>60,8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Restaurant</text:p>
          </table:table-cell>
          <table:table-cell table:style-name="ce7"/>
          <table:table-cell table:style-name="ce7" office:value-type="currency" office:currency="EUR" office:value="60.6" calcext:value-type="currency">
            <text:p>60,6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tes postales</text:p>
          </table:table-cell>
          <table:table-cell table:style-name="ce7" office:value-type="currency" office:currency="EUR" office:value="11.25" calcext:value-type="currency">
            <text:p>11,25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brock camp</text:p>
          </table:table-cell>
          <table:table-cell table:style-name="ce7"/>
          <table:table-cell table:style-name="ce7" office:value-type="currency" office:currency="EUR" office:value="29" calcext:value-type="currency">
            <text:p>29,0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king</text:p>
          </table:table-cell>
          <table:table-cell table:style-name="ce7"/>
          <table:table-cell table:style-name="ce7" office:value-type="currency" office:currency="EUR" office:value="6.6" calcext:value-type="currency">
            <text:p>6,60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ôtel</text:p>
          </table:table-cell>
          <table:table-cell table:style-name="ce7" office:value-type="currency" office:currency="EUR" office:value="548" calcext:value-type="currency">
            <text:p>548,0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Airbnb</text:p>
          </table:table-cell>
          <table:table-cell table:style-name="ce7" office:value-type="currency" office:currency="EUR" office:value="422.15" calcext:value-type="currency">
            <text:p>422,15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Total :</text:p>
          </table:table-cell>
          <table:table-cell table:style-name="ce7" table:formula="of:=SUM([.B2:.B23])" office:value-type="currency" office:currency="EUR" office:value="1187.3" calcext:value-type="currency">
            <text:p>1 187,30 €</text:p>
          </table:table-cell>
          <table:table-cell table:style-name="ce7" table:formula="of:=SUM([.C2:.C23])" office:value-type="currency" office:currency="EUR" office:value="422.55" calcext:value-type="currency">
            <text:p>422,55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égis → Gwenola</text:p>
          </table:table-cell>
          <table:table-cell table:style-name="ce7"/>
          <table:table-cell table:style-name="ce7" table:formula="of:=([.B24]-[.C24])/2" office:value-type="currency" office:currency="EUR" office:value="382.375" calcext:value-type="currency">
            <text:p>382,38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llet avion</text:p>
          </table:table-cell>
          <table:table-cell table:style-name="ce7" office:value-type="currency" office:currency="EUR" office:value="320" calcext:value-type="currency">
            <text:p>320,00 €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Régis → Gwenola</text:p>
          </table:table-cell>
          <table:table-cell table:style-name="ce7"/>
          <table:table-cell table:style-name="ce7" table:formula="of:=[.C25]+[.B26]" office:value-type="currency" office:currency="EUR" office:value="702.375" calcext:value-type="currency">
            <text:p>702,38 €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re recommandée</text:p>
          </table:table-cell>
          <table:table-cell table:style-name="ce7"/>
          <table:table-cell table:style-name="ce7" office:value-type="currency" office:currency="EUR" office:value="6.71" calcext:value-type="currency">
            <text:p>6,71 €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égis → Gwenola</text:p>
          </table:table-cell>
          <table:table-cell table:style-name="ce8"/>
          <table:table-cell table:style-name="ce8" table:formula="of:=[.C27]-[.C28]" office:value-type="currency" office:currency="EUR" office:value="695.665" calcext:value-type="currency">
            <text:p>695,67 €</text:p>
          </table:table-cell>
          <table:table-cell table:style-name="ce11"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8T09:36:24.775311019</meta:creation-date>
    <meta:print-date>2024-06-18T10:14:15.593119188</meta:print-date>
    <dc:date>2024-06-18T10:24:10.101657262</dc:date>
    <meta:editing-duration>PT6M54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